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17cm" fo:min-width="1.672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39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34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278cm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84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7cm" fo:min-width="3.02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0.76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6cm" fo:min-width="3.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.89cm"/>
    </style:style>
    <style:style style:name="gr24" style:family="graphic" style:parent-style-name="standard">
      <style:graphic-properties draw:stroke="none" svg:stroke-color="#000000" draw:fill="none" draw:fill-color="#ffffff" fo:min-height="0.496cm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294cm"/>
    </style:style>
    <style:style style:name="gr27" style:family="graphic" style:parent-style-name="standard">
      <style:graphic-properties draw:stroke="none" svg:stroke-color="#000000" draw:fill="none" draw:fill-color="#ffffff" fo:min-height="0.535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2.294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2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47cm" svg:height="0.962cm" svg:x="15.604cm" svg:y="15.882cm">
          <draw:text-box>
            <text:p text:style-name="P1">PC</text:p>
          </draw:text-box>
        </draw:frame>
        <draw:g>
          <draw:custom-shape draw:style-name="gr2" draw:text-style-name="P1" draw:layer="layout" svg:width="2.172cm" svg:height="1.267cm" svg:x="15.873cm" svg:y="15.593cm">
            <text:p text:style-name="P1">PC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5.874cm" svg:y1="16.649cm" svg:x2="15.946cm" svg:y2="16.691cm">
            <text:p/>
          </draw:line>
          <draw:line draw:style-name="gr3" draw:text-style-name="P1" draw:layer="layout" svg:x1="15.874cm" svg:y1="16.733cm" svg:x2="15.946cm" svg:y2="16.691cm">
            <text:p/>
          </draw:line>
          <draw:line draw:style-name="gr3" draw:text-style-name="P1" draw:layer="layout" svg:x1="15.44cm" svg:y1="16.691cm" svg:x2="15.874cm" svg:y2="16.691cm">
            <text:p/>
          </draw:line>
          <draw:line draw:style-name="gr4" draw:text-style-name="P1" draw:layer="layout" svg:x1="15.801cm" svg:y1="16.776cm" svg:x2="15.801cm" svg:y2="16.565cm">
            <text:p/>
          </draw:line>
          <draw:frame draw:style-name="gr5" draw:text-style-name="P2" draw:layer="layout" svg:width="1.117cm" svg:height="0.725cm" svg:x="14.838cm" svg:y="16.438cm">
            <draw:text-box>
              <text:p><text:span text:style-name="T1">Clk</text:span></text:p>
            </draw:text-box>
          </draw:frame>
          <draw:custom-shape draw:style-name="gr6" draw:text-style-name="P1" draw:layer="layout" svg:width="0.144cm" svg:height="0.085cm" svg:x="16.019cm" svg:y="16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6.091cm" svg:y1="16.945cm" svg:x2="16.091cm" svg:y2="17.03cm">
            <text:p/>
          </draw:line>
          <draw:frame draw:style-name="gr7" draw:text-style-name="P2" draw:layer="layout" svg:width="1.38cm" svg:height="0.725cm" svg:x="16.031cm" svg:y="16.86cm">
            <draw:text-box>
              <text:p><text:span text:style-name="T1">nRst</text:span></text:p>
            </draw:text-box>
          </draw:frame>
        </draw:g>
        <draw:line draw:style-name="gr8" draw:text-style-name="P1" draw:layer="layout" svg:x1="19.032cm" svg:y1="15.941cm" svg:x2="18.778cm" svg:y2="16.449cm">
          <text:p/>
        </draw:line>
        <draw:frame draw:style-name="gr9" draw:text-style-name="P3" draw:layer="layout" svg:width="1.066cm" svg:height="0.762cm" svg:x="18.215cm" svg:y="15.531cm">
          <draw:text-box>
            <text:p><text:span text:style-name="T2">32</text:span></text:p>
          </draw:text-box>
        </draw:frame>
        <draw:line draw:style-name="gr10" draw:text-style-name="P1" draw:layer="layout" svg:x1="13.814cm" svg:y1="16.209cm" svg:x2="15.859cm" svg:y2="16.24cm">
          <text:p/>
        </draw:line>
        <draw:line draw:style-name="gr10" draw:text-style-name="P1" draw:layer="layout" svg:x1="18.056cm" svg:y1="16.209cm" svg:x2="21.612cm" svg:y2="16.209cm">
          <text:p/>
        </draw:line>
        <draw:frame draw:style-name="gr11" draw:text-style-name="P3" draw:layer="layout" svg:width="2.266cm" svg:height="0.789cm" svg:x="21.848cm" svg:y="15.832cm">
          <draw:text-box>
            <text:p><text:span text:style-name="T2">imemaddr</text:span></text:p>
          </draw:text-box>
        </draw:frame>
        <draw:line draw:style-name="gr8" draw:text-style-name="P1" draw:layer="layout" svg:x1="15.032cm" svg:y1="15.942cm" svg:x2="14.778cm" svg:y2="16.45cm">
          <text:p/>
        </draw:line>
        <draw:frame draw:style-name="gr9" draw:text-style-name="P3" draw:layer="layout" svg:width="1.066cm" svg:height="0.762cm" svg:x="14.215cm" svg:y="15.532cm">
          <draw:text-box>
            <text:p><text:span text:style-name="T2">32</text:span></text:p>
          </draw:text-box>
        </draw:frame>
        <draw:line draw:style-name="gr10" draw:text-style-name="P1" draw:layer="layout" svg:x1="9.128cm" svg:y1="16.621cm" svg:x2="13.065cm" svg:y2="16.621cm">
          <text:p/>
        </draw:line>
        <draw:line draw:style-name="gr10" draw:text-style-name="P1" draw:layer="layout" svg:x1="7.266cm" svg:y1="17.747cm" svg:x2="13.065cm" svg:y2="17.764cm">
          <text:p/>
        </draw:line>
        <draw:custom-shape draw:style-name="gr12" draw:text-style-name="P4" draw:layer="layout" svg:width="1.842cm" svg:height="1.27cm" svg:x="3.752cm" svg:y="10.992cm">
          <text:p text:style-name="P1"><text:span text:style-name="T1">Ext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2.032cm" svg:height="0.645cm" svg:x="3.86cm" svg:y="8.696cm">
          <draw:text-box>
            <text:p><text:span text:style-name="T2">imm16</text:span></text:p>
          </draw:text-box>
        </draw:frame>
        <draw:line draw:style-name="gr10" draw:text-style-name="P1" draw:layer="layout" svg:x1="4.622cm" svg:y1="9.341cm" svg:x2="4.622cm" svg:y2="10.992cm">
          <text:p/>
        </draw:line>
        <draw:custom-shape draw:style-name="gr14" draw:text-style-name="P4" draw:layer="layout" svg:width="1.778cm" svg:height="1.27cm" svg:x="5.988cm" svg:y="11.812cm">
          <text:p text:style-name="P1"><text:span text:style-name="T1">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369cm" svg:y1="10.188cm" svg:x2="6.369cm" svg:y2="11.839cm">
          <text:p/>
        </draw:line>
        <draw:line draw:style-name="gr10" draw:text-style-name="P1" draw:layer="layout" svg:x1="7.477cm" svg:y1="3.667cm" svg:x2="7.369cm" svg:y2="11.839cm">
          <text:p/>
        </draw:line>
        <draw:line draw:style-name="gr8" draw:text-style-name="P1" draw:layer="layout" svg:x1="7.477cm" svg:y1="3.667cm" svg:x2="19.542cm" svg:y2="3.667cm">
          <text:p/>
        </draw:line>
        <draw:line draw:style-name="gr8" draw:text-style-name="P1" draw:layer="layout" svg:x1="19.517cm" svg:y1="3.667cm" svg:x2="19.542cm" svg:y2="16.24cm">
          <text:p/>
        </draw:line>
        <draw:frame draw:style-name="gr15" draw:text-style-name="P3" draw:layer="layout" svg:width="0.806cm" svg:height="1.039cm" svg:x="6.017cm" svg:y="9.654cm">
          <draw:text-box>
            <text:p><text:span text:style-name="T2">4</text:span></text:p>
          </draw:text-box>
        </draw:frame>
        <draw:custom-shape draw:style-name="gr16" draw:text-style-name="P4" draw:layer="layout" svg:width="3.345cm" svg:height="1.27cm" svg:x="3.921cm" svg:y="17.312cm">
          <text:p text:style-name="P1"><text:span text:style-name="T1">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715cm" svg:y1="13.065cm" svg:x2="6.758cm" svg:y2="17.333cm">
          <text:p/>
        </draw:line>
        <draw:line draw:style-name="gr10" draw:text-style-name="P1" draw:layer="layout" svg:x1="4.659cm" svg:y1="12.293cm" svg:x2="4.659cm" svg:y2="13.817cm">
          <text:p/>
        </draw:line>
        <draw:custom-shape draw:style-name="gr12" draw:text-style-name="P4" draw:layer="layout" svg:width="1.842cm" svg:height="1.27cm" svg:x="3.752cm" svg:y="13.692cm">
          <text:p text:style-name="P1"><text:span text:style-name="T1">Shift Left</text:span></text:p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.68cm" svg:y1="14.97cm" svg:x2="4.658cm" svg:y2="17.333cm">
          <text:p/>
        </draw:line>
        <draw:custom-shape draw:style-name="gr14" draw:text-style-name="P4" draw:layer="layout" svg:width="1.778cm" svg:height="1.27cm" svg:x="9.588cm" svg:y="11.912cm">
          <text:p text:style-name="P1"><text:span text:style-name="T1">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842cm" svg:height="1.27cm" svg:x="9.552cm" svg:y="6.393cm">
          <text:p text:style-name="P1"><text:span text:style-name="T1">Ext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2.032cm" svg:height="0.645cm" svg:x="9.66cm" svg:y="4.097cm">
          <draw:text-box>
            <text:p><text:span text:style-name="T2">addr26</text:span></text:p>
          </draw:text-box>
        </draw:frame>
        <draw:line draw:style-name="gr10" draw:text-style-name="P1" draw:layer="layout" svg:x1="10.422cm" svg:y1="4.742cm" svg:x2="10.422cm" svg:y2="6.393cm">
          <text:p/>
        </draw:line>
        <draw:line draw:style-name="gr8" draw:text-style-name="P1" draw:layer="layout" svg:x1="10.687cm" svg:y1="5.471cm" svg:x2="10.152cm" svg:y2="5.825cm">
          <text:p/>
        </draw:line>
        <draw:frame draw:style-name="gr9" draw:text-style-name="P3" draw:layer="layout" svg:width="1.066cm" svg:height="0.762cm" svg:x="9.619cm" svg:y="5.029cm">
          <draw:text-box>
            <text:p><text:span text:style-name="T2">16</text:span></text:p>
          </draw:text-box>
        </draw:frame>
        <draw:line draw:style-name="gr10" draw:text-style-name="P1" draw:layer="layout" svg:x1="10.459cm" svg:y1="7.694cm" svg:x2="10.459cm" svg:y2="9.218cm">
          <text:p/>
        </draw:line>
        <draw:custom-shape draw:style-name="gr12" draw:text-style-name="P4" draw:layer="layout" svg:width="1.842cm" svg:height="1.27cm" svg:x="9.552cm" svg:y="9.093cm">
          <text:p text:style-name="P1"><text:span text:style-name="T1">Shift Left</text:span></text:p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0.688cm" svg:y1="8.272cm" svg:x2="10.153cm" svg:y2="8.626cm">
          <text:p/>
        </draw:line>
        <draw:frame draw:style-name="gr9" draw:text-style-name="P3" draw:layer="layout" svg:width="1.066cm" svg:height="0.762cm" svg:x="9.62cm" svg:y="7.83cm">
          <draw:text-box>
            <text:p><text:span text:style-name="T2">32</text:span></text:p>
          </draw:text-box>
        </draw:frame>
        <draw:line draw:style-name="gr10" draw:text-style-name="P1" draw:layer="layout" svg:x1="10.56cm" svg:y1="10.394cm" svg:x2="10.56cm" svg:y2="11.918cm">
          <text:p/>
        </draw:line>
        <draw:line draw:style-name="gr10" draw:text-style-name="P1" draw:layer="layout" svg:x1="19.542cm" svg:y1="12.557cm" svg:x2="11.33cm" svg:y2="12.557cm">
          <text:p/>
        </draw:line>
        <draw:custom-shape draw:style-name="gr17" draw:text-style-name="P5" draw:layer="layout" svg:width="5.894cm" svg:height="0.726cm" draw:transform="rotate (1.57254165604689) translate (13.055cm 19.034cm)">
          <text:p text:style-name="P1"><text:span text:style-name="T3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line draw:style-name="gr10" draw:text-style-name="P1" draw:layer="layout" svg:x1="10.525cm" svg:y1="15.478cm" svg:x2="13.065cm" svg:y2="15.478cm">
          <text:p/>
        </draw:line>
        <draw:line draw:style-name="gr10" draw:text-style-name="P1" draw:layer="layout" svg:x1="11.943cm" svg:y1="14.208cm" svg:x2="13.086cm" svg:y2="14.208cm">
          <text:p/>
        </draw:line>
        <draw:frame draw:style-name="gr11" draw:text-style-name="P3" draw:layer="layout" svg:width="1.512cm" svg:height="0.789cm" svg:x="10.812cm" svg:y="13.802cm">
          <draw:text-box>
            <text:p><text:span text:style-name="T2">jraddr</text:span></text:p>
          </draw:text-box>
        </draw:frame>
        <draw:line draw:style-name="gr8" draw:text-style-name="P1" draw:layer="layout" svg:x1="10.525cm" svg:y1="13.192cm" svg:x2="10.525cm" svg:y2="15.478cm">
          <text:p/>
        </draw:line>
        <draw:line draw:style-name="gr10" draw:text-style-name="P1" draw:layer="layout" svg:x1="13.551cm" svg:y1="19.669cm" svg:x2="13.579cm" svg:y2="18.19cm">
          <text:p/>
        </draw:line>
        <draw:frame draw:style-name="gr13" draw:text-style-name="P3" draw:layer="layout" svg:width="2.032cm" svg:height="0.645cm" svg:x="12.717cm" svg:y="19.845cm">
          <draw:text-box>
            <text:p><text:span text:style-name="T2">PCSrc</text:span></text:p>
          </draw:text-box>
        </draw:frame>
        <draw:line draw:style-name="gr8" draw:text-style-name="P1" draw:layer="layout" svg:x1="7.731cm" svg:y1="12.43cm" svg:x2="9.128cm" svg:y2="12.397cm">
          <text:p/>
        </draw:line>
        <draw:line draw:style-name="gr8" draw:text-style-name="P1" draw:layer="layout" svg:x1="9.155cm" svg:y1="16.621cm" svg:x2="9.128cm" svg:y2="12.43cm">
          <text:p/>
        </draw:line>
        <draw:line draw:style-name="gr8" draw:text-style-name="P1" draw:layer="layout" svg:x1="13.805cm" svg:y1="19.095cm" svg:x2="13.27cm" svg:y2="19.449cm">
          <text:p/>
        </draw:line>
        <draw:frame draw:style-name="gr13" draw:text-style-name="P3" draw:layer="layout" svg:width="1.066cm" svg:height="0.645cm" svg:x="13.932cm" svg:y="18.78cm">
          <draw:text-box>
            <text:p><text:span text:style-name="T2">2</text:span></text:p>
          </draw:text-box>
        </draw:frame>
        <draw:line draw:style-name="gr10" draw:text-style-name="P1" draw:layer="layout" svg:x1="17.004cm" svg:y1="14.185cm" svg:x2="17.004cm" svg:y2="15.582cm">
          <text:p/>
        </draw:line>
        <draw:frame draw:style-name="gr13" draw:text-style-name="P3" draw:layer="layout" svg:width="1.016cm" svg:height="0.645cm" svg:x="16.545cm" svg:y="13.483cm">
          <draw:text-box>
            <text:p><text:span text:style-name="T2">ihit</text:span></text:p>
          </draw:text-box>
        </draw:frame>
        <draw:frame draw:style-name="gr11" draw:text-style-name="P3" draw:layer="layout" svg:width="1.618cm" svg:height="0.789cm" svg:x="6.969cm" svg:y="14.816cm">
          <draw:text-box>
            <text:p><text:span text:style-name="T2">jalPC</text:span></text:p>
          </draw:text-box>
        </draw:frame>
        <draw:frame draw:style-name="gr18" draw:layer="layout" svg:width="2.286cm" svg:height="1.143cm" svg:x="2.524cm" svg:y="1.635cm">
          <draw:text-box>
            <text:p>Fetch</text:p>
          </draw:text-box>
        </draw:frame>
      </draw:page>
      <draw:page draw:name="page2" draw:style-name="dp1" draw:master-page-name="Default">
        <draw:frame draw:style-name="gr19" draw:layer="layout" svg:width="2.794cm" svg:height="1.015cm" svg:x="2.524cm" svg:y="1.636cm">
          <draw:text-box>
            <text:p>Decode</text:p>
          </draw:text-box>
        </draw:frame>
        <draw:g>
          <draw:custom-shape draw:style-name="gr20" draw:text-style-name="P1" draw:layer="layout" svg:width="3.57cm" svg:height="2.646cm" svg:x="12.292cm" svg:y="10.922cm">
            <text:p text:style-name="P1">32 32-bit</text:p>
            <text:p text:style-name="P1">Registers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292cm" svg:y1="13.127cm" svg:x2="12.411cm" svg:y2="13.215cm">
            <text:p/>
          </draw:line>
          <draw:line draw:style-name="gr3" draw:text-style-name="P1" draw:layer="layout" svg:x1="12.292cm" svg:y1="13.303cm" svg:x2="12.411cm" svg:y2="13.215cm">
            <text:p/>
          </draw:line>
          <draw:line draw:style-name="gr3" draw:text-style-name="P1" draw:layer="layout" svg:x1="11.578cm" svg:y1="13.215cm" svg:x2="12.292cm" svg:y2="13.215cm">
            <text:p/>
          </draw:line>
          <draw:line draw:style-name="gr4" draw:text-style-name="P1" draw:layer="layout" svg:x1="12.173cm" svg:y1="13.391cm" svg:x2="12.173cm" svg:y2="12.95cm">
            <text:p/>
          </draw:line>
          <draw:frame draw:style-name="gr21" draw:text-style-name="P2" draw:layer="layout" svg:width="1.156cm" svg:height="0.725cm" svg:x="11.036cm" svg:y="12.686cm">
            <draw:text-box>
              <text:p><text:span text:style-name="T1">Clk</text:span></text:p>
            </draw:text-box>
          </draw:frame>
          <draw:custom-shape draw:style-name="gr6" draw:text-style-name="P1" draw:layer="layout" svg:width="0.238cm" svg:height="0.176cm" svg:x="12.53cm" svg:y="13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2.649cm" svg:y1="13.744cm" svg:x2="12.649cm" svg:y2="13.92cm">
            <text:p/>
          </draw:line>
          <draw:frame draw:style-name="gr22" draw:text-style-name="P2" draw:layer="layout" svg:width="1.429cm" svg:height="0.725cm" svg:x="12.55cm" svg:y="13.568cm">
            <draw:text-box>
              <text:p><text:span text:style-name="T1">nRst</text:span></text:p>
            </draw:text-box>
          </draw:frame>
        </draw:g>
        <draw:g>
          <draw:custom-shape draw:style-name="gr23" draw:text-style-name="P5" draw:layer="layout" svg:width="2.326cm" svg:height="1.199cm" svg:x="8.116cm" svg:y="6.147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9" draw:text-style-name="P3" draw:layer="layout" svg:width="1.651cm" svg:height="0.762cm" svg:x="11.894cm" svg:y="9.627cm">
          <draw:text-box>
            <text:p><text:span text:style-name="T2">RegWr</text:span></text:p>
          </draw:text-box>
        </draw:frame>
        <draw:frame draw:style-name="gr9" draw:text-style-name="P3" draw:layer="layout" svg:width="1.066cm" svg:height="0.762cm" svg:x="19.545cm" svg:y="8.977cm">
          <draw:text-box>
            <text:p><text:span text:style-name="T2">Rt</text:span></text:p>
          </draw:text-box>
        </draw:frame>
        <draw:frame draw:style-name="gr13" draw:text-style-name="P3" draw:layer="layout" svg:width="0.635cm" svg:height="0.645cm" svg:x="13.799cm" svg:y="9.579cm">
          <draw:text-box>
            <text:p><text:span text:style-name="T2">5</text:span></text:p>
          </draw:text-box>
        </draw:frame>
        <draw:frame draw:style-name="gr9" draw:text-style-name="P3" draw:layer="layout" svg:width="1.066cm" svg:height="0.762cm" svg:x="16.095cm" svg:y="12.727cm">
          <draw:text-box>
            <text:p><text:span text:style-name="T2">32</text:span></text:p>
          </draw:text-box>
        </draw:frame>
        <draw:frame draw:style-name="gr24" draw:text-style-name="P3" draw:layer="layout" svg:width="1.066cm" svg:height="0.746cm" svg:x="9.672cm" svg:y="4.046cm">
          <draw:text-box>
            <text:p><text:span text:style-name="T2">Rt</text:span></text:p>
          </draw:text-box>
        </draw:frame>
        <draw:frame draw:style-name="gr9" draw:text-style-name="P3" draw:layer="layout" svg:width="1.066cm" svg:height="0.762cm" svg:x="7.952cm" svg:y="4.014cm">
          <draw:text-box>
            <text:p><text:span text:style-name="T2">Rd</text:span></text:p>
          </draw:text-box>
        </draw:frame>
        <draw:frame draw:style-name="gr15" draw:text-style-name="P3" draw:layer="layout" svg:width="1.778cm" svg:height="1.039cm" svg:x="5.208cm" svg:y="6.536cm">
          <draw:text-box>
            <text:p><text:span text:style-name="T2">RegDst</text:span></text:p>
          </draw:text-box>
        </draw:frame>
        <draw:line draw:style-name="gr10" draw:text-style-name="P1" draw:layer="layout" svg:x1="15.831cm" svg:y1="13.318cm" svg:x2="19.5cm" svg:y2="13.335cm">
          <text:p/>
        </draw:line>
        <draw:line draw:style-name="gr10" draw:text-style-name="P1" draw:layer="layout" svg:x1="6.705cm" svg:y1="6.811cm" svg:x2="8.356cm" svg:y2="6.811cm">
          <text:p/>
        </draw:line>
        <draw:line draw:style-name="gr10" draw:text-style-name="P1" draw:layer="layout" svg:x1="12.616cm" svg:y1="10.267cm" svg:x2="12.616cm" svg:y2="11.029cm">
          <text:p/>
        </draw:line>
        <draw:line draw:style-name="gr10" draw:text-style-name="P1" draw:layer="layout" svg:x1="14.338cm" svg:y1="9.358cm" svg:x2="14.307cm" svg:y2="10.986cm">
          <text:p/>
        </draw:line>
        <draw:line draw:style-name="gr8" draw:text-style-name="P1" draw:layer="layout" svg:x1="14.561cm" svg:y1="9.97cm" svg:x2="14.026cm" svg:y2="10.324cm">
          <text:p/>
        </draw:line>
        <draw:frame draw:style-name="gr13" draw:text-style-name="P3" draw:layer="layout" svg:width="0.635cm" svg:height="0.645cm" svg:x="14.7cm" svg:y="9.579cm">
          <draw:text-box>
            <text:p><text:span text:style-name="T2">5</text:span></text:p>
          </draw:text-box>
        </draw:frame>
        <draw:line draw:style-name="gr10" draw:text-style-name="P1" draw:layer="layout" svg:x1="15.227cm" svg:y1="9.358cm" svg:x2="15.208cm" svg:y2="10.986cm">
          <text:p/>
        </draw:line>
        <draw:line draw:style-name="gr8" draw:text-style-name="P1" draw:layer="layout" svg:x1="15.462cm" svg:y1="9.97cm" svg:x2="14.927cm" svg:y2="10.324cm">
          <text:p/>
        </draw:line>
        <draw:frame draw:style-name="gr25" draw:text-style-name="P3" draw:layer="layout" svg:width="1.066cm" svg:height="0.645cm" svg:x="19.565cm" svg:y="9.562cm">
          <draw:text-box>
            <text:p><text:span text:style-name="T2">Rs</text:span></text:p>
          </draw:text-box>
        </draw:frame>
        <draw:frame draw:style-name="gr13" draw:text-style-name="P3" draw:layer="layout" svg:width="0.635cm" svg:height="0.645cm" svg:x="13.164cm" svg:y="9.579cm">
          <draw:text-box>
            <text:p><text:span text:style-name="T2">5</text:span></text:p>
          </draw:text-box>
        </draw:frame>
        <draw:line draw:style-name="gr10" draw:text-style-name="P1" draw:layer="layout" svg:x1="13.672cm" svg:y1="8.946cm" svg:x2="13.672cm" svg:y2="10.986cm">
          <text:p/>
        </draw:line>
        <draw:line draw:style-name="gr8" draw:text-style-name="P1" draw:layer="layout" svg:x1="13.926cm" svg:y1="9.97cm" svg:x2="13.391cm" svg:y2="10.324cm">
          <text:p/>
        </draw:line>
        <draw:line draw:style-name="gr10" draw:text-style-name="P1" draw:layer="layout" svg:x1="6.845cm" svg:y1="11.898cm" svg:x2="12.275cm" svg:y2="11.867cm">
          <text:p/>
        </draw:line>
        <draw:line draw:style-name="gr10" draw:text-style-name="P1" draw:layer="layout" svg:x1="10.053cm" svg:y1="4.781cm" svg:x2="10.057cm" svg:y2="6.203cm">
          <text:p/>
        </draw:line>
        <draw:line draw:style-name="gr10" draw:text-style-name="P1" draw:layer="layout" svg:x1="8.354cm" svg:y1="4.781cm" svg:x2="8.358cm" svg:y2="6.203cm">
          <text:p/>
        </draw:line>
        <draw:line draw:style-name="gr10" draw:text-style-name="P1" draw:layer="layout" svg:x1="9.255cm" svg:y1="4.781cm" svg:x2="9.259cm" svg:y2="6.203cm">
          <text:p/>
        </draw:line>
        <draw:frame draw:style-name="gr9" draw:text-style-name="P3" draw:layer="layout" svg:width="1.066cm" svg:height="0.762cm" svg:x="8.652cm" svg:y="4.014cm">
          <draw:text-box>
            <text:p><text:span text:style-name="T2">31</text:span></text:p>
          </draw:text-box>
        </draw:frame>
        <draw:line draw:style-name="gr10" draw:text-style-name="P1" draw:layer="layout" svg:x1="15.817cm" svg:y1="11.303cm" svg:x2="19.5cm" svg:y2="11.303cm">
          <text:p/>
        </draw:line>
        <draw:line draw:style-name="gr8" draw:text-style-name="P1" draw:layer="layout" svg:x1="17.036cm" svg:y1="13.136cm" svg:x2="16.782cm" svg:y2="13.644cm">
          <text:p/>
        </draw:line>
        <draw:frame draw:style-name="gr9" draw:text-style-name="P3" draw:layer="layout" svg:width="1.066cm" svg:height="0.762cm" svg:x="16.095cm" svg:y="10.628cm">
          <draw:text-box>
            <text:p><text:span text:style-name="T2">32</text:span></text:p>
          </draw:text-box>
        </draw:frame>
        <draw:line draw:style-name="gr8" draw:text-style-name="P1" draw:layer="layout" svg:x1="17.036cm" svg:y1="11.037cm" svg:x2="16.782cm" svg:y2="11.545cm">
          <text:p/>
        </draw:line>
        <draw:frame draw:style-name="gr9" draw:text-style-name="P3" draw:layer="layout" svg:width="1.066cm" svg:height="0.762cm" svg:x="10.295cm" svg:y="11.229cm">
          <draw:text-box>
            <text:p><text:span text:style-name="T2">32</text:span></text:p>
          </draw:text-box>
        </draw:frame>
        <draw:line draw:style-name="gr8" draw:text-style-name="P1" draw:layer="layout" svg:x1="11.236cm" svg:y1="11.638cm" svg:x2="10.982cm" svg:y2="12.146cm">
          <text:p/>
        </draw:line>
        <draw:custom-shape draw:style-name="gr26" draw:text-style-name="P4" draw:layer="layout" svg:width="2.794cm" svg:height="1.27cm" svg:x="12.753cm" svg:y="15.892cm">
          <text:p text:style-name="P1"><text:span text:style-name="T1">Extende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337cm" svg:y1="17.738cm" svg:x2="14.083cm" svg:y2="18.246cm">
          <text:p/>
        </draw:line>
        <draw:frame draw:style-name="gr9" draw:text-style-name="P3" draw:layer="layout" svg:width="1.066cm" svg:height="0.762cm" svg:x="13.52cm" svg:y="17.328cm">
          <draw:text-box>
            <text:p><text:span text:style-name="T2">32</text:span></text:p>
          </draw:text-box>
        </draw:frame>
        <draw:frame draw:style-name="gr13" draw:text-style-name="P3" draw:layer="layout" svg:width="1.643cm" svg:height="0.645cm" svg:x="9.266cm" svg:y="15.495cm">
          <draw:text-box>
            <text:p><text:span text:style-name="T2">imm16</text:span></text:p>
          </draw:text-box>
        </draw:frame>
        <draw:frame draw:style-name="gr13" draw:text-style-name="P3" draw:layer="layout" svg:width="1.643cm" svg:height="0.645cm" svg:x="9.139cm" svg:y="16.521cm">
          <draw:text-box>
            <text:p><text:span text:style-name="T2">ExtOp</text:span></text:p>
          </draw:text-box>
        </draw:frame>
        <draw:line draw:style-name="gr10" draw:text-style-name="P1" draw:layer="layout" svg:x1="9.004cm" svg:y1="16.14cm" svg:x2="12.775cm" svg:y2="16.168cm">
          <text:p/>
        </draw:line>
        <draw:frame draw:style-name="gr9" draw:text-style-name="P3" draw:layer="layout" svg:width="1.066cm" svg:height="0.762cm" svg:x="10.795cm" svg:y="15.53cm">
          <draw:text-box>
            <text:p><text:span text:style-name="T2">16</text:span></text:p>
          </draw:text-box>
        </draw:frame>
        <draw:line draw:style-name="gr8" draw:text-style-name="P1" draw:layer="layout" svg:x1="11.736cm" svg:y1="15.939cm" svg:x2="11.482cm" svg:y2="16.447cm">
          <text:p/>
        </draw:line>
        <draw:line draw:style-name="gr10" draw:text-style-name="P1" draw:layer="layout" svg:x1="10.616cm" svg:y1="16.869cm" svg:x2="12.775cm" svg:y2="16.869cm">
          <text:p/>
        </draw:line>
        <draw:line draw:style-name="gr8" draw:text-style-name="P1" draw:layer="layout" svg:x1="9.004cm" svg:y1="9.358cm" svg:x2="9.001cm" svg:y2="16.113cm">
          <text:p/>
        </draw:line>
        <draw:frame draw:style-name="gr9" draw:text-style-name="P3" draw:layer="layout" svg:width="1.066cm" svg:height="0.762cm" svg:x="15.995cm" svg:y="15.928cm">
          <draw:text-box>
            <text:p><text:span text:style-name="T2">32</text:span></text:p>
          </draw:text-box>
        </draw:frame>
        <draw:line draw:style-name="gr10" draw:text-style-name="P1" draw:layer="layout" svg:x1="15.508cm" svg:y1="16.494cm" svg:x2="19.545cm" svg:y2="16.508cm">
          <text:p/>
        </draw:line>
        <draw:line draw:style-name="gr8" draw:text-style-name="P1" draw:layer="layout" svg:x1="16.936cm" svg:y1="16.337cm" svg:x2="16.682cm" svg:y2="16.845cm">
          <text:p/>
        </draw:line>
        <draw:frame draw:style-name="gr13" draw:text-style-name="P3" draw:layer="layout" svg:width="1.251cm" svg:height="0.645cm" svg:x="5.467cm" svg:y="11.596cm">
          <draw:text-box>
            <text:p><text:span text:style-name="T2">instr</text:span></text:p>
          </draw:text-box>
        </draw:frame>
        <draw:line draw:style-name="gr10" draw:text-style-name="P1" draw:layer="layout" svg:x1="9.258cm" svg:y1="7.961cm" svg:x2="19.545cm" svg:y2="7.961cm">
          <text:p/>
        </draw:line>
        <draw:line draw:style-name="gr8" draw:text-style-name="P1" draw:layer="layout" svg:x1="9.258cm" svg:y1="7.353cm" svg:x2="9.258cm" svg:y2="7.961cm">
          <text:p/>
        </draw:line>
        <draw:line draw:style-name="gr8" draw:text-style-name="P1" draw:layer="layout" svg:x1="6.845cm" svg:y1="8.85cm" svg:x2="13.703cm" svg:y2="8.904cm">
          <text:p/>
        </draw:line>
        <draw:frame draw:style-name="gr15" draw:text-style-name="P3" draw:layer="layout" svg:width="1.652cm" svg:height="1.039cm" svg:x="5.267cm" svg:y="8.497cm">
          <draw:text-box>
            <text:p><text:span text:style-name="T2">WrDst</text:span></text:p>
          </draw:text-box>
        </draw:frame>
        <draw:frame draw:style-name="gr27" draw:text-style-name="P3" draw:layer="layout" svg:width="1.144cm" svg:height="0.785cm" svg:x="19.417cm" svg:y="7.557cm">
          <draw:text-box>
            <text:p><text:span text:style-name="T2">Dst</text:span></text:p>
          </draw:text-box>
        </draw:frame>
        <draw:frame draw:style-name="gr13" draw:text-style-name="P3" draw:layer="layout" svg:width="1.643cm" svg:height="0.645cm" svg:x="19.418cm" svg:y="16.257cm">
          <draw:text-box>
            <text:p><text:span text:style-name="T2">imm32</text:span></text:p>
          </draw:text-box>
        </draw:frame>
        <draw:frame draw:style-name="gr13" draw:text-style-name="P3" draw:layer="layout" svg:width="1.643cm" svg:height="0.645cm" svg:x="19.326cm" svg:y="10.999cm">
          <draw:text-box>
            <text:p><text:span text:style-name="T2">datRs</text:span></text:p>
          </draw:text-box>
        </draw:frame>
        <draw:frame draw:style-name="gr13" draw:text-style-name="P3" draw:layer="layout" svg:width="1.643cm" svg:height="0.645cm" svg:x="19.327cm" svg:y="13cm">
          <draw:text-box>
            <text:p><text:span text:style-name="T2">datRt</text:span></text:p>
          </draw:text-box>
        </draw:frame>
        <draw:line draw:style-name="gr10" draw:text-style-name="P1" draw:layer="layout" svg:x1="15.227cm" svg:y1="9.866cm" svg:x2="19.545cm" svg:y2="9.866cm">
          <text:p/>
        </draw:line>
        <draw:line draw:style-name="gr10" draw:text-style-name="P1" draw:layer="layout" svg:x1="9.004cm" svg:y1="9.385cm" svg:x2="19.545cm" svg:y2="9.358cm">
          <text:p/>
        </draw:line>
        <draw:line draw:style-name="gr10" draw:text-style-name="P1" draw:layer="layout" svg:x1="9.001cm" svg:y1="14.97cm" svg:x2="19.542cm" svg:y2="15.097cm">
          <text:p/>
        </draw:line>
        <draw:frame draw:style-name="gr13" draw:text-style-name="P3" draw:layer="layout" svg:width="1.643cm" svg:height="0.645cm" svg:x="19.419cm" svg:y="14.758cm">
          <draw:text-box>
            <text:p><text:span text:style-name="T2">shamt</text:span></text:p>
          </draw:text-box>
        </draw:frame>
        <draw:frame draw:style-name="gr9" draw:text-style-name="P3" draw:layer="layout" svg:width="1.066cm" svg:height="0.762cm" svg:x="15.995cm" svg:y="14.429cm">
          <draw:text-box>
            <text:p><text:span text:style-name="T2">5</text:span></text:p>
          </draw:text-box>
        </draw:frame>
        <draw:line draw:style-name="gr8" draw:text-style-name="P1" draw:layer="layout" svg:x1="16.936cm" svg:y1="14.838cm" svg:x2="16.682cm" svg:y2="15.346cm">
          <text:p/>
        </draw:line>
      </draw:page>
      <draw:page draw:name="page3" draw:style-name="dp1" draw:master-page-name="Default">
        <draw:frame draw:style-name="gr19" draw:layer="layout" svg:width="2.794cm" svg:height="1.015cm" svg:x="2.524cm" svg:y="1.637cm">
          <draw:text-box>
            <text:p>Execute</text:p>
          </draw:text-box>
        </draw:frame>
        <draw:custom-shape draw:style-name="gr28" draw:text-style-name="P1" draw:layer="layout" svg:width="2.794cm" svg:height="1.397cm" svg:x="14.273cm" svg:y="13.12cm">
          <text:p text:style-name="P1">ALU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024cm" svg:y1="11.668cm" svg:x2="14.997cm" svg:y2="13.12cm">
          <text:p/>
        </draw:line>
        <draw:line draw:style-name="gr8" draw:text-style-name="P1" draw:layer="layout" svg:x1="17.923cm" svg:y1="13.53cm" svg:x2="17.669cm" svg:y2="14.038cm">
          <text:p/>
        </draw:line>
        <draw:frame draw:style-name="gr9" draw:text-style-name="P3" draw:layer="layout" svg:width="1.066cm" svg:height="0.762cm" svg:x="17.106cm" svg:y="13.12cm">
          <draw:text-box>
            <text:p><text:span text:style-name="T2">32</text:span></text:p>
          </draw:text-box>
        </draw:frame>
        <draw:line draw:style-name="gr10" draw:text-style-name="P1" draw:layer="layout" svg:x1="15.786cm" svg:y1="10.525cm" svg:x2="15.738cm" svg:y2="13.12cm">
          <text:p/>
        </draw:line>
        <draw:frame draw:style-name="gr15" draw:text-style-name="P3" draw:layer="layout" svg:width="1.778cm" svg:height="1.039cm" svg:x="4.556cm" svg:y="10.121cm">
          <draw:text-box>
            <text:p><text:span text:style-name="T2">ALUOp</text:span></text:p>
          </draw:text-box>
        </draw:frame>
        <draw:frame draw:style-name="gr15" draw:text-style-name="P3" draw:layer="layout" svg:width="1.778cm" svg:height="1.039cm" svg:x="20.812cm" svg:y="11.414cm">
          <draw:text-box>
            <text:p><text:span text:style-name="T2">Equal</text:span></text:p>
          </draw:text-box>
        </draw:frame>
        <draw:custom-shape draw:style-name="gr29" draw:text-style-name="P5" draw:layer="layout" svg:width="4.218cm" svg:height="1.27cm" draw:transform="rotate (1.57254165604689) translate (11.575cm 16.749cm)">
          <text:p text:style-name="P1"><text:span text:style-name="T3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5" draw:text-style-name="P3" draw:layer="layout" svg:width="1.778cm" svg:height="1.039cm" svg:x="11.479cm" svg:y="17.319cm">
          <draw:text-box>
            <text:p><text:span text:style-name="T2">ALUSrc</text:span></text:p>
          </draw:text-box>
        </draw:frame>
        <draw:line draw:style-name="gr10" draw:text-style-name="P1" draw:layer="layout" svg:x1="12.241cm" svg:y1="17.388cm" svg:x2="12.241cm" svg:y2="16.372cm">
          <text:p/>
        </draw:line>
        <draw:line draw:style-name="gr8" draw:text-style-name="P1" draw:layer="layout" svg:x1="12.506cm" svg:y1="16.943cm" svg:x2="11.971cm" svg:y2="17.297cm">
          <text:p/>
        </draw:line>
        <draw:frame draw:style-name="gr9" draw:text-style-name="P3" draw:layer="layout" svg:width="1.066cm" svg:height="0.762cm" svg:x="11.438cm" svg:y="16.801cm">
          <draw:text-box>
            <text:p><text:span text:style-name="T2">2</text:span></text:p>
          </draw:text-box>
        </draw:frame>
        <draw:line draw:style-name="gr10" draw:text-style-name="P1" draw:layer="layout" svg:x1="12.876cm" svg:y1="13.782cm" svg:x2="14.273cm" svg:y2="13.782cm">
          <text:p/>
        </draw:line>
        <draw:line draw:style-name="gr10" draw:text-style-name="P1" draw:layer="layout" svg:x1="6.207cm" svg:y1="14.7cm" svg:x2="11.568cm" svg:y2="14.673cm">
          <text:p/>
        </draw:line>
        <draw:line draw:style-name="gr10" draw:text-style-name="P1" draw:layer="layout" svg:x1="6.207cm" svg:y1="16.135cm" svg:x2="11.606cm" svg:y2="16.117cm">
          <text:p/>
        </draw:line>
        <draw:frame draw:style-name="gr30" draw:text-style-name="P3" draw:layer="layout" svg:width="1.459cm" svg:height="0.645cm" svg:x="4.748cm" svg:y="12.674cm">
          <draw:text-box>
            <text:p><text:span text:style-name="T2">shamt</text:span></text:p>
          </draw:text-box>
        </draw:frame>
        <draw:frame draw:style-name="gr13" draw:text-style-name="P3" draw:layer="layout" svg:width="1.643cm" svg:height="0.645cm" svg:x="4.683cm" svg:y="14.436cm">
          <draw:text-box>
            <text:p><text:span text:style-name="T2">imm32</text:span></text:p>
          </draw:text-box>
        </draw:frame>
        <draw:frame draw:style-name="gr13" draw:text-style-name="P3" draw:layer="layout" svg:width="1.643cm" svg:height="0.645cm" svg:x="4.81cm" svg:y="15.871cm">
          <draw:text-box>
            <text:p><text:span text:style-name="T2">datRt</text:span></text:p>
          </draw:text-box>
        </draw:frame>
        <draw:line draw:style-name="gr8" draw:text-style-name="P1" draw:layer="layout" svg:x1="6.207cm" svg:y1="11.541cm" svg:x2="14.97cm" svg:y2="11.668cm">
          <text:p/>
        </draw:line>
        <draw:frame draw:style-name="gr13" draw:text-style-name="P3" draw:layer="layout" svg:width="1.643cm" svg:height="0.645cm" svg:x="4.81cm" svg:y="11.277cm">
          <draw:text-box>
            <text:p><text:span text:style-name="T2">datRs</text:span></text:p>
          </draw:text-box>
        </draw:frame>
        <draw:line draw:style-name="gr8" draw:text-style-name="P1" draw:layer="layout" svg:x1="6.207cm" svg:y1="10.398cm" svg:x2="15.732cm" svg:y2="10.525cm">
          <text:p/>
        </draw:line>
        <draw:line draw:style-name="gr10" draw:text-style-name="P1" draw:layer="layout" svg:x1="17.029cm" svg:y1="13.827cm" svg:x2="20.585cm" svg:y2="13.827cm">
          <text:p/>
        </draw:line>
        <draw:line draw:style-name="gr8" draw:text-style-name="P1" draw:layer="layout" svg:x1="16.394cm" svg:y1="11.768cm" svg:x2="16.394cm" svg:y2="13.165cm">
          <text:p/>
        </draw:line>
        <draw:line draw:style-name="gr10" draw:text-style-name="P1" draw:layer="layout" svg:x1="16.367cm" svg:y1="11.795cm" svg:x2="20.685cm" svg:y2="11.795cm">
          <text:p/>
        </draw:line>
        <draw:frame draw:style-name="gr15" draw:text-style-name="P3" draw:layer="layout" svg:width="1.778cm" svg:height="1.039cm" svg:x="20.812cm" svg:y="13.415cm">
          <draw:text-box>
            <text:p><text:span text:style-name="T2">ALUout</text:span></text:p>
          </draw:text-box>
        </draw:frame>
        <draw:custom-shape draw:style-name="gr12" draw:text-style-name="P4" draw:layer="layout" svg:width="1.842cm" svg:height="1.27cm" svg:x="11.604cm" svg:y="6.969cm">
          <text:p text:style-name="P1"><text:span text:style-name="T1">Shift Left</text:span></text:p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842cm" svg:y1="7.604cm" svg:x2="11.668cm" svg:y2="7.604cm">
          <text:p/>
        </draw:line>
        <draw:line draw:style-name="gr8" draw:text-style-name="P1" draw:layer="layout" svg:x1="6.901cm" svg:y1="7.604cm" svg:x2="6.901cm" svg:y2="14.716cm">
          <text:p/>
        </draw:line>
        <draw:line draw:style-name="gr8" draw:text-style-name="P1" draw:layer="layout" svg:x1="10.623cm" svg:y1="14.431cm" svg:x2="10.369cm" svg:y2="14.939cm">
          <text:p/>
        </draw:line>
        <draw:frame draw:style-name="gr9" draw:text-style-name="P3" draw:layer="layout" svg:width="1.066cm" svg:height="0.762cm" svg:x="9.806cm" svg:y="14.021cm">
          <draw:text-box>
            <text:p><text:span text:style-name="T2">32</text:span></text:p>
          </draw:text-box>
        </draw:frame>
        <draw:line draw:style-name="gr8" draw:text-style-name="P1" draw:layer="layout" svg:x1="10.623cm" svg:y1="12.832cm" svg:x2="10.369cm" svg:y2="13.34cm">
          <text:p/>
        </draw:line>
        <draw:frame draw:style-name="gr9" draw:text-style-name="P3" draw:layer="layout" svg:width="1.066cm" svg:height="0.762cm" svg:x="9.806cm" svg:y="12.422cm">
          <draw:text-box>
            <text:p><text:span text:style-name="T2">32</text:span></text:p>
          </draw:text-box>
        </draw:frame>
        <draw:custom-shape draw:style-name="gr12" draw:text-style-name="P4" draw:layer="layout" svg:width="1.842cm" svg:height="1.27cm" svg:x="7.996cm" svg:y="12.43cm">
          <text:p text:style-name="P1"><text:span text:style-name="T1">Ext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207cm" svg:y1="13.065cm" svg:x2="7.985cm" svg:y2="13.065cm">
          <text:p/>
        </draw:line>
        <draw:line draw:style-name="gr10" draw:text-style-name="P1" draw:layer="layout" svg:x1="9.807cm" svg:y1="13.065cm" svg:x2="11.585cm" svg:y2="13.065cm">
          <text:p/>
        </draw:line>
        <draw:line draw:style-name="gr8" draw:text-style-name="P1" draw:layer="layout" svg:x1="10.623cm" svg:y1="15.832cm" svg:x2="10.369cm" svg:y2="16.34cm">
          <text:p/>
        </draw:line>
        <draw:frame draw:style-name="gr9" draw:text-style-name="P3" draw:layer="layout" svg:width="1.066cm" svg:height="0.762cm" svg:x="9.806cm" svg:y="15.422cm">
          <draw:text-box>
            <text:p><text:span text:style-name="T2">32</text:span></text:p>
          </draw:text-box>
        </draw:frame>
        <draw:line draw:style-name="gr8" draw:text-style-name="P1" draw:layer="layout" svg:x1="10.623cm" svg:y1="11.333cm" svg:x2="10.369cm" svg:y2="11.841cm">
          <text:p/>
        </draw:line>
        <draw:frame draw:style-name="gr9" draw:text-style-name="P3" draw:layer="layout" svg:width="1.066cm" svg:height="0.762cm" svg:x="9.806cm" svg:y="10.923cm">
          <draw:text-box>
            <text:p><text:span text:style-name="T2">32</text:span></text:p>
          </draw:text-box>
        </draw:frame>
        <draw:line draw:style-name="gr8" draw:text-style-name="P1" draw:layer="layout" svg:x1="10.623cm" svg:y1="10.234cm" svg:x2="10.369cm" svg:y2="10.742cm">
          <text:p/>
        </draw:line>
        <draw:frame draw:style-name="gr9" draw:text-style-name="P3" draw:layer="layout" svg:width="1.066cm" svg:height="0.762cm" svg:x="9.806cm" svg:y="9.824cm">
          <draw:text-box>
            <text:p><text:span text:style-name="T2">6</text:span></text:p>
          </draw:text-box>
        </draw:frame>
        <draw:line draw:style-name="gr10" draw:text-style-name="P1" draw:layer="layout" svg:x1="13.446cm" svg:y1="7.604cm" svg:x2="20.685cm" svg:y2="7.604cm">
          <text:p/>
        </draw:line>
        <draw:frame draw:style-name="gr15" draw:text-style-name="P3" draw:layer="layout" svg:width="2.159cm" svg:height="1.039cm" svg:x="20.812cm" svg:y="7.215cm">
          <draw:text-box>
            <text:p><text:span text:style-name="T2">braddr</text:span></text:p>
          </draw:text-box>
        </draw:frame>
      </draw:page>
      <draw:page draw:name="page4" draw:style-name="dp1" draw:master-page-name="Default">
        <draw:frame draw:style-name="gr19" draw:layer="layout" svg:width="2.794cm" svg:height="1.015cm" svg:x="2.524cm" svg:y="1.638cm">
          <draw:text-box>
            <text:p>Memory</text:p>
          </draw:text-box>
        </draw:frame>
      </draw:page>
      <draw:page draw:name="page5" draw:style-name="dp1" draw:master-page-name="Default">
        <draw:frame draw:style-name="gr31" draw:layer="layout" svg:width="3.429cm" svg:height="1.673cm" svg:x="2.524cm" svg:y="1.638cm">
          <draw:text-box>
            <text:p>Writeback</text:p>
          </draw:text-box>
        </draw:frame>
      </draw:page>
      <draw:page draw:name="page6" draw:style-name="dp1" draw:master-page-name="Default"/>
      <draw:page draw:name="page7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7-02-05T12:18:12.460844921</meta:creation-date>
    <dc:date>2017-02-05T14:28:19.427085850</dc:date>
    <dc:creator>Mentor Graphics</dc:creator>
    <meta:editing-duration>PT22M7S</meta:editing-duration>
    <meta:editing-cycles>3</meta:editing-cycles>
    <meta:generator>LibreOffice/4.3.7.2$Linux_X86_64 LibreOffice_project/430$Build-2</meta:generator>
    <meta:document-statistic meta:object-count="178"/>
  </office:meta>
</office:document-meta>
</file>